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rsid="002595f0" officeooo:paragraph-rsid="002595f0"/>
    </style:style>
    <style:style style:name="P3" style:family="paragraph" style:parent-style-name="Standard">
      <style:paragraph-properties fo:text-align="start" style:justify-single-word="false"/>
      <style:text-properties officeooo:paragraph-rsid="00271301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1301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1301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"Korry" buttons are referred to in the manual and Chuck's. <text:s/>Those are buttons made by Korry Electronics, it's a pushbutton that toggles lights inside the button when pres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10:07.528000000</dc:date>
    <meta:editing-duration>PT5H38M37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53" meta:character-count="272" meta:non-whitespace-character-count="227"/>
  </office:meta>
</office:document-meta>
</file>